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2" svg:font-family="'Times New Roman'" style:font-adornments="Обычный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666cm" style:rel-column-width="21845*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style:vertical-align="middle" fo:padding="0.097cm" fo:border="0.002cm solid #000000"/>
    </style:style>
    <style:style style:name="Таблица1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Таблица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0.026cm" fo:margin-right="0cm" fo:margin-top="0cm" fo:margin-bottom="0cm" fo:line-height="10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Times New Roman1" fo:font-size="14pt" fo:language="ru" fo:country="RU" fo:font-style="normal" fo:font-weight="normal" fo:background-color="transparent" style:font-size-asian="14pt" style:font-weight-asian="normal" style:font-size-complex="14pt" style:font-weight-complex="normal"/>
    </style:style>
    <style:style style:name="P2" style:family="paragraph" style:parent-style-name="Text_20_body">
      <style:paragraph-properties fo:margin-left="0.026cm" fo:margin-right="0cm" fo:margin-top="0cm" fo:margin-bottom="0cm" fo:line-height="10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Times New Roman" fo:font-size="12pt" fo:language="ru" fo:country="RU" style:font-size-asian="12pt" style:font-size-complex="12pt"/>
    </style:style>
    <style:style style:name="P3" style:family="paragraph" style:parent-style-name="Text_20_body">
      <style:paragraph-properties fo:margin-left="0.026cm" fo:margin-right="0cm" fo:margin-top="0cm" fo:margin-bottom="0cm" fo:line-height="100%" fo:text-align="justify" style:justify-single-word="false" fo:text-indent="0cm" style:auto-text-indent="false" fo:background-color="transparent" style:shadow="none">
        <style:tab-stops/>
        <style:background-image/>
      </style:paragraph-properties>
    </style:style>
    <style:style style:name="P4" style:family="paragraph" style:parent-style-name="Text_20_body">
      <style:paragraph-properties fo:margin-left="0.026cm" fo:margin-right="0cm" fo:margin-top="0cm" fo:margin-bottom="0cm" fo:line-height="100%" fo:text-align="justify" style:justify-single-word="false" fo:text-indent="1.217cm" style:auto-text-indent="false" fo:background-color="transparent" style:shadow="none">
        <style:tab-stops/>
        <style:background-image/>
      </style:paragraph-properties>
      <style:text-properties style:font-name="Times New Roman1" fo:font-size="14pt" fo:language="ru" fo:country="RU" fo:font-style="normal" fo:font-weight="normal" fo:background-color="transparent" style:font-size-asian="14pt" style:font-weight-asian="normal" style:font-size-complex="14pt" style:font-weight-complex="normal"/>
    </style:style>
    <style:style style:name="P5" style:family="paragraph" style:parent-style-name="Text_20_body">
      <style:paragraph-properties fo:margin-left="0.026cm" fo:margin-right="0cm" fo:margin-top="0cm" fo:margin-bottom="0cm" fo:line-height="100%" fo:text-align="justify" style:justify-single-word="false" fo:text-indent="1.217cm" style:auto-text-indent="false" fo:background-color="transparent" style:shadow="none">
        <style:tab-stops/>
        <style:background-image/>
      </style:paragraph-properties>
      <style:text-properties style:font-name="Times New Roman" fo:font-size="12pt" fo:language="ru" fo:country="RU" fo:font-style="normal" fo:font-weight="normal" fo:background-color="transparent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margin-left="0.035cm" fo:margin-right="-0.018cm" fo:margin-top="0cm" fo:margin-bottom="0cm" fo:line-height="10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Times New Roman" fo:font-size="12pt" fo:language="ru" fo:country="RU" style:font-size-asian="12pt" style:font-size-complex="12pt"/>
    </style:style>
    <style:style style:name="P7" style:family="paragraph" style:parent-style-name="Text_20_body">
      <style:paragraph-properties fo:margin-left="0.035cm" fo:margin-right="-0.018cm" fo:margin-top="0cm" fo:margin-bottom="0cm" fo:line-height="100%" fo:text-align="justify" style:justify-single-word="false" fo:text-indent="-0.026cm" style:auto-text-indent="false" fo:background-color="transparent" style:shadow="none">
        <style:tab-stops/>
        <style:background-image/>
      </style:paragraph-properties>
      <style:text-properties style:font-name="Times New Roman" fo:font-size="12pt" fo:language="ru" fo:country="RU" style:font-size-asian="12pt" style:font-size-complex="12pt"/>
    </style:style>
    <style:style style:name="P8" style:family="paragraph" style:parent-style-name="Text_20_body">
      <style:paragraph-properties fo:margin-left="0cm" fo:margin-right="-0.018cm" fo:margin-top="0cm" fo:margin-bottom="0cm" fo:line-height="10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font-name="Times New Roman" fo:font-size="12pt" fo:language="ru" fo:country="RU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1" fo:font-size="14pt" fo:language="ru" fo:country="RU" fo:font-style="normal" fo:font-weight="normal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 fo:font-size="12pt" fo:language="ru" fo:country="RU" style:font-size-asian="12pt" style:font-size-complex="12pt"/>
    </style:style>
    <style:style style:name="P12" style:family="paragraph" style:parent-style-name="Heading_20_1" style:master-page-name="">
      <style:paragraph-properties fo:margin-top="0cm" fo:margin-bottom="0cm" fo:line-height="100%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Times New Roman1" fo:font-size="14pt" fo:font-style="normal" fo:font-weight="normal" fo:background-color="transparent" style:font-size-asian="14pt" style:font-weight-asian="normal" style:font-size-complex="14pt" style:font-weight-complex="normal"/>
    </style:style>
    <style:style style:name="P13" style:family="paragraph" style:parent-style-name="Heading_20_1">
      <style:paragraph-properties fo:margin-left="0.026cm" fo:margin-right="0cm" fo:margin-top="0cm" fo:margin-bottom="0cm" fo:line-height="100%" fo:text-align="justify" style:justify-single-word="false" fo:text-indent="1.217cm" style:auto-text-indent="false" fo:background-color="transparent" style:shadow="none">
        <style:tab-stops/>
        <style:background-image/>
      </style:paragraph-properties>
      <style:text-properties style:font-name="Times New Roman1" fo:font-size="14pt" fo:language="ru" fo:country="RU" fo:font-style="normal" fo:font-weight="normal" fo:background-color="transparent" style:font-size-asian="14pt" style:font-weight-asian="normal" style:font-size-complex="14pt" style:font-weight-complex="normal"/>
    </style:style>
    <style:style style:name="P14" style:family="paragraph" style:parent-style-name="Heading_20_1">
      <style:paragraph-properties fo:margin-left="0.026cm" fo:margin-right="0cm" fo:margin-top="0cm" fo:margin-bottom="0cm" fo:line-height="100%" fo:text-align="justify" style:justify-single-word="false" fo:text-indent="1.217cm" style:auto-text-indent="false" fo:background-color="transparent" style:shadow="none">
        <style:tab-stops/>
        <style:background-image/>
      </style:paragraph-properties>
      <style:text-properties style:font-name="Times New Roman1" fo:font-size="14pt" fo:font-style="normal" fo:font-weight="normal" fo:background-color="transparent" style:font-size-asian="14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style:font-name="Times New Roman1" fo:font-size="14pt" fo:language="ru" fo:country="RU" fo:font-style="normal" fo:font-weight="normal" fo:background-color="transparent" style:font-size-asian="14pt" style:font-weight-asian="normal" style:font-size-complex="14pt" style:font-weight-complex="normal"/>
    </style:style>
    <style:style style:name="T4" style:family="text">
      <style:text-properties style:font-name="Times New Roman1" fo:font-size="14pt" fo:language="ru" fo:country="RU" fo:font-style="normal" fo:font-weight="normal" fo:background-color="transparent" style:font-name-asian="Andale Sans UI" style:font-size-asian="14pt" style:font-weight-asian="normal" style:font-name-complex="Tahoma" style:font-size-complex="14pt" style:font-weight-complex="normal"/>
    </style:style>
    <style:style style:name="T5" style:family="text">
      <style:text-properties style:font-name="Times New Roman1" fo:font-size="14pt" fo:language="en" fo:country="US" fo:font-style="normal" fo:font-weight="normal" fo:background-color="transparent" style:font-size-asian="14pt" style:font-weight-asian="normal" style:font-size-complex="14pt" style:font-weight-complex="normal"/>
    </style:style>
    <style:style style:name="T6" style:family="text">
      <style:text-properties style:font-name="Times New Roman2" fo:font-size="14pt" fo:language="ru" fo:country="RU" fo:font-style="normal" fo:font-weight="normal" fo:background-color="transparent" style:font-name-asian="Times New Roman2" style:font-size-asian="14pt" style:font-weight-asian="normal" style:font-name-complex="Times New Roman2" style:font-size-complex="14pt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text:span text:style-name="T2">1. Предназначение</text:span>. </text:h>
      <text:p text:style-name="P9"><text:tab/>Концевое устройство предназначение для управления через компьютер яркостью лампы, расположенной над горшком с растением, в зависимости от освещённости в помещении. Информацию об освещённости устройство получает с датчика и передаёт на компьютер. На основе полученных данных компьютер регулирует яркость лампы.</text:p>
      <text:h text:style-name="P13" text:outline-level="1">2. Блок-схема.</text:h>
      <text:p text:style-name="P3"><text:span text:style-name="T3"><text:tab/>Концевое устройство является частью системы, регулирующей освещённость растений. Система состоит из компьютера, переходника </text:span><text:span text:style-name="T5">USB-RS-485, </text:span><text:span text:style-name="T3">концевого устройства, датчика освещённости и лампы.</text:span></text:p>
      <text:h text:style-name="P13" text:outline-level="1">3. Принцип работы. </text:h>
      <text:p text:style-name="P10"><text:span text:style-name="T2"><text:tab/>Концевое устройство взаимодействует с компьютером по стандарту M</text:span><text:span text:style-name="T1">odbus RTU</text:span><text:span text:style-name="T2"> через интерфейс </text:span><text:span text:style-name="T1">RS-485. </text:span><text:span text:style-name="T2">Оно контролирует напряжение на лампе, ток, протекающий через неё, обеспечивает яркость лампы, в зависимости от команды с компьютера, и измеряет фоновое освещение. </text:span></text:p>
      <text:h text:style-name="P14" text:outline-level="1"><text:span text:style-name="T2">4. К</text:span><text:span text:style-name="T1">а</text:span><text:span text:style-name="T2">р</text:span><text:span text:style-name="T1">та </text:span><text:span text:style-name="T2">р</text:span><text:span text:style-name="T1">еги</text:span><text:span text:style-name="T2">с</text:span><text:span text:style-name="T1">тров. </text:span></text:h>
      <text:p text:style-name="P1"><text:tab/>Концевое устройство имеет пять регистров: два регистра хранения (<text:span text:style-name="T1">H</text:span>olding <text:span text:style-name="T1">R</text:span>egisters) и три регистра ввода (<text:span text:style-name="T1">I</text:span>nput <text:span text:style-name="T1">R</text:span>egisters).</text:p>
      <text:p text:style-name="P4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1">Адрес регистра</text:p>
          </table:table-cell>
          <table:table-cell table:style-name="Таблица1.A1" office:value-type="string">
            <text:p text:style-name="P11">Тип</text:p>
          </table:table-cell>
          <table:table-cell table:style-name="Таблица1.C1" office:value-type="string">
            <text:p text:style-name="P11">Содержимое</text:p>
          </table:table-cell>
        </table:table-row>
        <table:table-row>
          <table:table-cell table:style-name="Таблица1.A2" office:value-type="float" office:value="0">
            <text:p text:style-name="P11">0</text:p>
          </table:table-cell>
          <table:table-cell table:style-name="Таблица1.B2" office:value-type="string">
            <text:p text:style-name="P5">Регистр хранения</text:p>
          </table:table-cell>
          <table:table-cell table:style-name="Таблица1.C2" office:value-type="string">
            <text:p text:style-name="P8">Регистр статуса</text:p>
          </table:table-cell>
        </table:table-row>
        <table:table-row>
          <table:table-cell table:style-name="Таблица1.A2" office:value-type="float" office:value="1">
            <text:p text:style-name="P11">1</text:p>
          </table:table-cell>
          <table:table-cell table:style-name="Таблица1.B2" office:value-type="string">
            <text:p text:style-name="P5">Регистр хранения</text:p>
          </table:table-cell>
          <table:table-cell table:style-name="Таблица1.C2" office:value-type="string">
            <text:p text:style-name="P2">Регистр яркости лампы</text:p>
          </table:table-cell>
        </table:table-row>
        <table:table-row>
          <table:table-cell table:style-name="Таблица1.A2" office:value-type="float" office:value="2">
            <text:p text:style-name="P11">2</text:p>
          </table:table-cell>
          <table:table-cell table:style-name="Таблица1.B2" office:value-type="string">
            <text:p text:style-name="P5">Регистр ввода</text:p>
          </table:table-cell>
          <table:table-cell table:style-name="Таблица1.C2" office:value-type="string">
            <text:p text:style-name="P2">Регистр освещённости</text:p>
          </table:table-cell>
        </table:table-row>
        <table:table-row>
          <table:table-cell table:style-name="Таблица1.A2" office:value-type="float" office:value="3">
            <text:p text:style-name="P11">3</text:p>
          </table:table-cell>
          <table:table-cell table:style-name="Таблица1.B2" office:value-type="string">
            <text:p text:style-name="P5">Регистр ввода</text:p>
          </table:table-cell>
          <table:table-cell table:style-name="Таблица1.C2" office:value-type="string">
            <text:p text:style-name="P6">Регистр напряжения на лампе <text:s text:c="3"/></text:p>
          </table:table-cell>
        </table:table-row>
        <table:table-row>
          <table:table-cell table:style-name="Таблица1.A2" office:value-type="float" office:value="4">
            <text:p text:style-name="P11">4</text:p>
          </table:table-cell>
          <table:table-cell table:style-name="Таблица1.B2" office:value-type="string">
            <text:p text:style-name="P5">Регистр ввода</text:p>
          </table:table-cell>
          <table:table-cell table:style-name="Таблица1.C2" office:value-type="string">
            <text:p text:style-name="P7">Регистр тока через лампу</text:p>
          </table:table-cell>
        </table:table-row>
      </table:table>
      <text:h text:style-name="P13" text:outline-level="1">5. Порядок работы. </text:h>
      <text:p text:style-name="P3"><text:span text:style-name="T3"><text:tab/>После подключения четырёх разъёмов (питание, </text:span><text:span text:style-name="T5">RS-485, </text:span><text:span text:style-name="T3">лампа, датчик освещённости) в соответствии с надписями на лицевой панели устройства <text:s text:c="2"/>настраивается </text:span><text:span text:style-name="T5">COM </text:span><text:span text:style-name="T3">порт компьютера со следующими параметрами: скорость обмена 38400 </text:span><text:span text:style-name="T5">baud</text:span><text:span text:style-name="T3">/</text:span><text:span text:style-name="T5">s</text:span><text:span text:style-name="T3">, 8 </text:span><text:span text:style-name="T5">data bits</text:span><text:span text:style-name="T3">, </text:span><text:span text:style-name="T5">even parity, 1 stop bit. </text:span><text:span text:style-name="T3">Опрос осуществляется с помощью команды <text:s/>“04 </text:span><text:span text:style-name="T5">Read Input Registers</text:span><text:span text:style-name="T3">” либо “ 03 </text:span><text:span text:style-name="T5">Read Holding Registers</text:span><text:span text:style-name="T3">” с параметром </text:span><text:span text:style-name="T5">ID_</text:span><text:span text:style-name="T3">устройства</text:span><text:span text:style-name="T5"> 1</text:span><text:span text:style-name="T3">. В ответ устройство отправит содержимое регистров с соответствующими адресами. Измерение тока, напряжения и освещённости происходит автоматически в фоновом режиме. Регулировка яркости лампы осуществляется записью в «Регистр яркости лампы» числа от 0 до 255 (255 соответствует максимальной яркости). Регистр статуса представляет собой битовое поле, в котором хранятся флаги ошибок. При нормальной работе устройства значение тока через лампу </text:span><text:span text:style-name="T6">≈ </text:span><text:span text:style-name="T3">50 единица АЦП при максимальной яркости, напряжение на лампе </text:span><text:span text:style-name="T6">≈</text:span><text:span text:style-name="T4"> </text:span><text:span text:style-name="T3">190 единицы. Если ток превысит 75 единиц (регистр тока через лампу), то концевым <text:s/>устройством это воспримется как короткое замыкание, что приведёт к выключению лампы и выставлению нулевой бита регистра статуса в единицу. <text:s/>При отсутствии напряжения на лампе (в регистре напряжение на лампе значение упадёт ниже 150) первый бит выставиться в 1. Чтобы возобновить работу лампы необходимо устранить причины, вызвавшие нештатную ситуацию, и записать в регистр статуса 0. Запись осуществляется посредством команды 6 (0x06) — </text:span><text:span text:style-name="T5">« P</text:span><text:span text:style-name="T3">reset</text:span><text:span text:style-name="T5"> Single Register» </text:span><text:span text:style-name="T3">или 16 (0x10) — «</text:span><text:span text:style-name="T5">P</text:span><text:span text:style-name="T3">reset </text:span><text:span text:style-name="T5">M</text:span><text:span text:style-name="T3">ultiple </text:span><text:span text:style-name="T5">R</text:span><text:span text:style-name="T3">egisters» с параметрами адреса регистра и его значение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2" svg:font-family="'Times New Roman'" style:font-adornments="Обычный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style:font-name="Times New Roman1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999cm" style:type="right" style:leader-style="dotted" style:leader-text="."/>
        </style:tab-stops>
      </style:paragraph-properties>
      <style:text-properties fo:font-size="14pt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635cm" fo:margin-bottom="0.7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17M24S</meta:editing-duration>
    <meta:editing-cycles>8</meta:editing-cycles>
    <meta:generator>OpenOffice.org/3.2$Unix OpenOffice.org_project/320m19$Build-9505</meta:generator>
    <dc:date>2013-04-24T10:13:11.75</dc:date>
    <meta:document-statistic meta:table-count="1" meta:image-count="0" meta:object-count="0" meta:page-count="1" meta:paragraph-count="28" meta:word-count="371" meta:character-count="2727"/>
    <meta:user-defined meta:name="Info 1"/>
    <meta:user-defined meta:name="Info 2"/>
    <meta:user-defined meta:name="Info 3"/>
    <meta:user-defined meta:name="Info 4"/>
  </office:meta>
</office:document-meta>
</file>